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81d41a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1d41a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8cm" svg:height="2.1cm" svg:x="17.5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cm" svg:height="1.6cm" draw:transform="rotate (1.5707963267949) translate (2.5cm 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cm" svg:height="0.962cm" svg:x="10.5cm" svg:y="13.338cm">
          <draw:text-box>
            <text:p>-</text:p>
          </draw:text-box>
        </draw:frame>
        <draw:frame draw:style-name="gr6" draw:text-style-name="P6" draw:layer="layout" svg:width="0.6cm" svg:height="0.962cm" svg:x="10.4cm" svg:y="12.7cm">
          <draw:text-box>
            <text:p>+</text:p>
          </draw:text-box>
        </draw:frame>
        <draw:line draw:style-name="gr7" draw:text-style-name="P7" draw:layer="layout" svg:x1="18.4cm" svg:y1="7.9cm" svg:x2="18.4cm" svg:y2="6.7cm">
          <text:p/>
        </draw:line>
        <draw:frame draw:style-name="gr8" draw:text-style-name="P8" draw:layer="layout" svg:width="2.9cm" svg:height="1.427cm" svg:x="15.6cm" svg:y="8.173cm">
          <draw:text-box>
            <text:p><text:span text:style-name="T1">Ib=Kb*Vb</text:span></text:p>
          </draw:text-box>
        </draw:frame>
        <draw:frame draw:style-name="gr8" draw:text-style-name="P9" draw:layer="layout" svg:width="2.8cm" svg:height="1.427cm" svg:x="11.3cm" svg:y="12.337cm">
          <draw:text-box>
            <text:p><text:span text:style-name="T2">Vd=Kd</text:span><text:span text:style-name="T3">*</text:span><text:span text:style-name="T2">Id</text:span></text:p>
          </draw:text-box>
        </draw:frame>
        <draw:frame draw:style-name="gr9" draw:text-style-name="P9" draw:layer="layout" svg:width="1.2cm" svg:height="0.763cm" svg:x="6.3cm" svg:y="17.637cm">
          <draw:text-box>
            <text:p><text:span text:style-name="T3">R7</text:span></text:p>
          </draw:text-box>
        </draw:frame>
        <draw:frame draw:style-name="gr9" draw:text-style-name="P9" draw:layer="layout" svg:width="1.2cm" svg:height="0.763cm" svg:x="1.48cm" svg:y="13.315cm">
          <draw:text-box>
            <text:p><text:span text:style-name="T3">R6</text:span></text:p>
          </draw:text-box>
        </draw:frame>
        <draw:frame draw:style-name="gr9" draw:text-style-name="P9" draw:layer="layout" svg:width="1.2cm" svg:height="0.763cm" svg:x="6.4cm" svg:y="8.737cm">
          <draw:text-box>
            <text:p><text:span text:style-name="T3">R4</text:span></text:p>
          </draw:text-box>
        </draw:frame>
        <draw:frame draw:style-name="gr9" draw:text-style-name="P9" draw:layer="layout" svg:width="1.2cm" svg:height="0.763cm" svg:x="11.8cm" svg:y="6.4cm">
          <draw:text-box>
            <text:p><text:span text:style-name="T3">R3</text:span></text:p>
          </draw:text-box>
        </draw:frame>
        <draw:frame draw:style-name="gr9" draw:text-style-name="P9" draw:layer="layout" svg:width="1.2cm" svg:height="0.763cm" svg:x="14cm" svg:y="8.737cm">
          <draw:text-box>
            <text:p><text:span text:style-name="T3">R5</text:span></text:p>
          </draw:text-box>
        </draw:frame>
        <draw:frame draw:style-name="gr9" draw:text-style-name="P9" draw:layer="layout" svg:width="1.2cm" svg:height="0.763cm" svg:x="14.1cm" svg:y="2.6cm">
          <draw:text-box>
            <text:p><text:span text:style-name="T3">R2</text:span></text:p>
          </draw:text-box>
        </draw:frame>
        <draw:frame draw:style-name="gr9" draw:text-style-name="P9" draw:layer="layout" svg:width="1.2cm" svg:height="0.763cm" svg:x="6.7cm" svg:y="2.637cm">
          <draw:text-box>
            <text:p><text:span text:style-name="T3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.3cm" svg:height="2.8cm" svg:x="9cm" svg:y="6.12cm">
          <draw:text-box>
            <text:p><text:span text:style-name="T2">+ Vb -</text:span></text:p>
          </draw:text-box>
        </draw:frame>
        <draw:line draw:style-name="gr7" draw:text-style-name="P7" draw:layer="layout" svg:x1="4.5cm" svg:y1="12.7cm" svg:x2="4.5cm" svg:y2="14.6cm">
          <text:p/>
        </draw:line>
        <draw:frame draw:style-name="gr11" draw:text-style-name="P9" draw:layer="layout" svg:width="1cm" svg:height="0.9cm" svg:x="4.4cm" svg:y="13.1cm">
          <draw:text-box>
            <text:p><text:span text:style-name="T2">Id</text:span></text:p>
          </draw:text-box>
        </draw:frame>
        <draw:line draw:style-name="gr12" draw:text-style-name="P7" draw:layer="layout" svg:x1="3.3cm" svg:y1="10.5cm" svg:x2="2.4cm" svg:y2="10.5cm">
          <text:p/>
        </draw:line>
        <draw:line draw:style-name="gr12" draw:text-style-name="P7" draw:layer="layout" svg:x1="1.9cm" svg:y1="10.2cm" svg:x2="1.9cm" svg:y2="10.8cm">
          <text:p/>
        </draw:line>
        <draw:line draw:style-name="gr12" draw:text-style-name="P7" draw:layer="layout" svg:x1="2.4cm" svg:y1="9.3cm" svg:x2="2.4cm" svg:y2="11.6cm">
          <text:p/>
        </draw:line>
        <draw:line draw:style-name="gr12" draw:text-style-name="P7" draw:layer="layout" svg:x1="2.1cm" svg:y1="9.7cm" svg:x2="2.1cm" svg:y2="11.1cm">
          <text:p/>
        </draw:line>
        <draw:frame draw:style-name="gr13" draw:text-style-name="P9" draw:layer="layout" svg:width="1.2cm" svg:height="1.275cm" svg:x="10.5cm" svg:y="16.8cm">
          <draw:text-box>
            <text:p><text:span text:style-name="T3">8</text:span></text:p>
          </draw:text-box>
        </draw:frame>
        <draw:frame draw:style-name="gr13" draw:text-style-name="P9" draw:layer="layout" svg:width="1.2cm" svg:height="1.275cm" svg:x="18cm" svg:y="3.425cm">
          <draw:text-box>
            <text:p><text:span text:style-name="T3">3</text:span></text:p>
          </draw:text-box>
        </draw:frame>
        <draw:frame draw:style-name="gr13" draw:text-style-name="P9" draw:layer="layout" svg:width="1.2cm" svg:height="1.275cm" svg:x="2.6cm" svg:y="9.6cm">
          <draw:text-box>
            <text:p><text:span text:style-name="T3">4</text:span></text:p>
          </draw:text-box>
        </draw:frame>
        <draw:frame draw:style-name="gr13" draw:text-style-name="P9" draw:layer="layout" svg:width="1.2cm" svg:height="1.275cm" svg:x="2.7cm" svg:y="16.4cm">
          <draw:text-box>
            <text:p><text:span text:style-name="T3">7</text:span></text:p>
          </draw:text-box>
        </draw:frame>
        <draw:frame draw:style-name="gr14" draw:text-style-name="P9" draw:layer="layout" svg:width="1.2cm" svg:height="1.299cm" svg:x="18.3cm" svg:y="10.101cm">
          <draw:text-box>
            <text:p><text:span text:style-name="T3">6</text:span></text:p>
          </draw:text-box>
        </draw:frame>
        <draw:frame draw:style-name="gr13" draw:text-style-name="P9" draw:layer="layout" svg:width="1.2cm" svg:height="1.275cm" svg:x="10.4cm" svg:y="3.425cm">
          <draw:text-box>
            <text:p><text:span text:style-name="T3">2</text:span></text:p>
          </draw:text-box>
        </draw:frame>
        <draw:frame draw:style-name="gr13" draw:text-style-name="P9" draw:layer="layout" svg:width="1.2cm" svg:height="1.275cm" svg:x="2.7cm" svg:y="3.4cm">
          <draw:text-box>
            <text:p><text:span text:style-name="T3">1</text:span></text:p>
          </draw:text-box>
        </draw:frame>
        <draw:frame draw:style-name="gr13" draw:text-style-name="P9" draw:layer="layout" svg:width="1.2cm" svg:height="1.275cm" svg:x="10.8cm" svg:y="9.7cm">
          <draw:text-box>
            <text:p><text:span text:style-name="T3">5</text:span></text:p>
          </draw:text-box>
        </draw:frame>
        <draw:frame draw:style-name="gr6" draw:text-style-name="P6" draw:layer="layout" svg:width="0.6cm" svg:height="0.962cm" svg:x="2.87cm" svg:y="6.3cm">
          <draw:text-box>
            <text:p>+</text:p>
          </draw:text-box>
        </draw:frame>
        <draw:frame draw:style-name="gr6" draw:text-style-name="P6" draw:layer="layout" svg:width="0.7cm" svg:height="0.962cm" svg:x="2.95cm" svg:y="7.1cm">
          <draw:text-box>
            <text:p>-</text:p>
          </draw:text-box>
        </draw:frame>
        <draw:line draw:style-name="gr7" draw:text-style-name="P7" draw:layer="layout" svg:x1="17.9cm" svg:y1="11.1cm" svg:x2="17.9cm" svg:y2="12.4cm">
          <text:p/>
        </draw:line>
        <draw:frame draw:style-name="gr11" draw:text-style-name="P9" draw:layer="layout" svg:width="1cm" svg:height="0.9cm" svg:x="17cm" svg:y="11.6cm">
          <draw:text-box>
            <text:p><text:span text:style-name="T2">Ic</text:span></text:p>
          </draw:text-box>
        </draw:frame>
        <draw:custom-shape draw:style-name="gr15" draw:text-style-name="P4" draw:layer="layout" svg:width="0.2cm" svg:height="0.8cm" svg:x="18.3cm" svg:y="13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7" draw:layer="layout" svg:x1="17.16cm" svg:y1="13.224cm" svg:x2="19.56cm" svg:y2="13.224cm">
          <text:p/>
        </draw:line>
        <draw:line draw:style-name="gr16" draw:text-style-name="P7" draw:layer="layout" svg:x1="17.16cm" svg:y1="14cm" svg:x2="19.56cm" svg:y2="14cm">
          <text:p/>
        </draw:line>
        <draw:frame draw:style-name="gr17" draw:text-style-name="P10" draw:layer="layout" svg:width="0.6cm" svg:height="0.839cm" svg:x="16.6cm" svg:y="14cm">
          <draw:text-box>
            <text:p><text:span text:style-name="T2">C</text:span></text:p>
          </draw:text-box>
        </draw:frame>
        <draw:frame draw:style-name="gr18" draw:text-style-name="P11" draw:layer="layout" svg:width="1.545cm" svg:height="0.802cm" svg:x="1.155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5T16:42:33.351509406</dc:date>
    <meta:editing-duration>PT35M40S</meta:editing-duration>
    <meta:editing-cycles>7</meta:editing-cycles>
    <meta:generator>LibreOffice/6.4.6.2$Linux_X86_64 LibreOffice_project/40$Build-2</meta:generator>
    <meta:document-statistic meta:object-count="52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 t)
</annotation>
  </semantics>
</math>
</file>